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master-page-name="Standard">
      <style:paragraph-properties fo:line-height="115%" fo:text-align="center" style:justify-single-word="false" style:page-number="auto"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15%" fo:text-align="justify" style:justify-single-word="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7" style:family="paragraph" style:parent-style-name="Standard">
      <style:paragraph-properties fo:line-height="115%" fo:text-align="justify" style:justify-single-word="false" fo:break-before="auto" fo:break-after="auto" style:writing-mode="lr-tb"/>
      <style:text-properties officeooo:paragraph-rsid="000c9744"/>
    </style:style>
    <style:style style:name="P8" style:family="paragraph" style:parent-style-name="Standard">
      <style:paragraph-properties fo:line-height="115%" fo:text-align="justify" style:justify-single-word="false" style:writing-mode="lr-tb"/>
      <style:text-properties officeooo:paragraph-rsid="000c9744"/>
    </style:style>
    <style:style style:name="T1" style:family="text">
      <style:text-properties style:font-name="Times New Roman" fo:font-weight="bold" style:font-name-asian="Times New Roman" style:font-weight-asian="bold" style:font-name-complex="Times New Roman" style:font-weight-complex="bold"/>
    </style:style>
    <style:style style:name="T2" style:family="text">
      <style:text-properties style:font-name="Times New Roman" style:font-name-asian="Times New Roman" style:font-name-complex="Times New Roman"/>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elikt” – recenzja</text:span></text:p>
      <text:p text:style-name="P2"><text:span text:style-name="T1">Autor fanfika – Baffling</text:span></text:p>
      <text:p text:style-name="P5"><text:s/></text:p>
      <text:p text:style-name="P3"><text:span text:style-name="T1">Daleka wyprawa, potężne, ale nie przesadzone magiczne przedmioty, niesamowite przygody i niebanalne zwroty fabularne – oto „Relikt”. Udany debiut literacki Bafflinga i zarazem solidny sam w sobie tekst, do którego lektury serdecznie zachęcam!</text:span></text:p>
      <text:p text:style-name="P3"><text:span text:style-name="T2">Z roku na rok w fandomie przybywa ukończonych opowiadań. To znakomita tendencja, biorąc pod uwagę, że wielu autorów dopiero zaczyna swoją przygodę z pisaniem w naszym małym literackim świecie, a pełnię potencjału mogą pokazać w swoich następnych tekstach. Dla czytelników to też dobre zjawisko – wreszcie możemy mieć co poczytać bez obaw o tygodniowe czekanie na następne porcje tekstu.</text:span></text:p>
      <text:p text:style-name="P3"><text:span text:style-name="T2">„Relikt” jest opowiadaniem przygodowym, mającym w końcowej postaci około stu tysięcy słów, innymi słowy jest co poczytać. Wszystko podzielone na czternaście rozdziałów plus prolog i epilog. Całości raczej nie da się pokonać na jeden „atak”, ale czyta się ją na tyle lekko, że nie powinno to trwać dłużej niż kilka wieczorów.</text:span></text:p>
      <text:p text:style-name="P3"><text:span text:style-name="T2">Skupmy się jednak na treści, bo to właśnie ta jest najistotniejsza. Twilight i jej przyjaciółki dostają zadanie wydobycia z jaskini niedaleko Ponyville tajemniczego przedmiotu znanego jako Czarne Berło. Następnie w towarzystwie mrukliwego Guarda ruszają na północ, do Shadowforest, by tam unieszkodliwić niebezpieczny artefakt. Brzmi odrobinę sztampowo? Bo w rzeczywistości tak to wygląda, jest to jednak jedna z bardziej niezwykłych cech „Reliktu”, który pod przykrywką do bólu przewidywalnej, wręcz typowej przygody skrywa wiele twistów fabularnych i interesujących zwrotów akcji. Z każdym następnym rozdziałem fanfik coraz bardziej odbiega od schematu, by ostatecznie całkowicie go złamać.</text:span></text:p>
      <text:p text:style-name="P3"><text:span text:style-name="T2">Na początku skupmy się na zaletach tego opowiadania, koniec końców chcę Was do niego zachęcić. Przede wszystkim, już od samego początku bardzo przemówiła do mnie kreacja bohaterów. Zarówno postacie kanoniczne, jak i te wymyślone na potrzeby opowiadania wypadają bardzo przekonująco i naturalnie. Kilka kreacji warto jednak rozpisać osobno, ze względu na ich niezwykłość.</text:span></text:p>
      <text:p text:style-name="P3"><text:span text:style-name="T2">Przede wszystkim numer jeden tego fanfika – Pinkie Pie. Nie wiem, czy jakikolwiek inny autor tak znakomicie, wręcz bajecznie oddał tę postać w taki sposób. Różowa klacz jest chaotyczna, wesoła, pocieszna i nieprzewidywalna jak w serialu, jednak pomimo tego wypada całkowicie wiarygodnie i, co najważniejsze, nie tylko nie dokonuje uszkodzeń fabuły, ale nawet ją spaja. Jak dla mnie wielbiciele tej postaci nie będą mieli autorowi nic do zarzucenia. Absolutne mistrzostwo.</text:span></text:p>
      <text:p text:style-name="P3"><text:span text:style-name="T2">Niemniej w moich oczach niezwykle dobrze wypada też Twilight. Można powiedzieć, że to właśnie ona jest najważniejszą postacią opowiadania, to jej wątpliwości stanowią jeden z głównych tematów, sporo dokonuje na kartach fanfika, a zakończenie należy praktycznie tylko do niej (spokojnie, i tak wam nie zdradzę). Przede wszystkim bardzo naturalnie wyszła jej subtelna przemiana, połączona z coraz bardziej sceptycznym patrzeniem na cele i przebieg ich misji. Ponadto do samego końca pozostała postacią zdolną, potężną i zdecydowanie niepozbawioną cennej inteligencji, co, spójrzmy prawdzie w oczy, nie w każdym opowiadaniu się udaje.</text:span></text:p>
      <text:p text:style-name="P3"><text:span text:style-name="T2">Wspomnę też o innej interesującej kreacji, jaką jest dla mnie jeden z wymyślonych przez autora bohaterów – Ortik. Nie będę wdawał się w szczegóły, powiem tylko, że rzadko kiedy tak mocno zmieniłem swoją opinię o jakiejkolwiek postaci. Gdy tylko go ujrzałem, wiedziałem, że będzie to osobnik z rodzaju tych, którym życzę szybkiej zagłady pod kołami przejeżdżającego pociągu… Potem stopniowo zacząłem go coraz bardziej tolerować i cenić, a na końcu nawet lubić.</text:span></text:p>
      <text:p text:style-name="P7"><text:soft-page-break/><text:span text:style-name="T2">Kolejną zaletą tego opowiadania jest to, co działo się w kilku ostatnich rozdziałach. Właśnie takiego „mocarnego” rozwiązania pewnych kwestii oczekiwałem, choć z nieopisaną radością muszę dodać, że w paru sprawach byłem naprawdę zaskoczony. Fabuła, wbrew temu, co może wydawać się w pierwszych dwóch rozdziałach, jest jedną z mocniejszych stron tego opowiadania.</text:span></text:p>
      <text:p text:style-name="P8"><text:span text:style-name="T2">Kolejna interesująca cecha tego fanfika wynika bezpośrednio z tego, że był on pisany na przestrzeni półtora roku. Bardzo dynamicznie zmienia się poziom podejścia autora, jego styl i jakość jego pracy. I tak początek nie jest zły, ale nie napawa przesadnym optymizmem, dalej robi się coraz lepiej, a zakończenie to już kawał znakomitości. To nie tylko kwestia akcji, ale też narracji, opisów i kreacji świata.</text:span></text:p>
      <text:p text:style-name="P3"><text:span text:style-name="T2">Właśnie, kreacja świata… To jedno z tych opowiadań, które skupia się przede wszystkim na przygodzie, jednak pomimo to przemyca wiele istotnych elementów. Na przykład idąc na północ, możemy poznać, czym jest Tarland, dowiedzieć się o różnorakich stronnictwach w świecie gryfów, liznąć co nieco historii Crystal Empire, spotkać Kunana, a wierzcie mi, to niezły oryginał… Innymi słowy, pomimo tego, że wyprawa jest tu głównym wątkiem, tło pozostaje bogate i barwne, a przede wszystkim ma znaczący wpływ na to, co dzieje się w opowiadaniu. Kolejny plusik.</text:span></text:p>
      <text:p text:style-name="P3"><text:span text:style-name="T2">Niestety, „Relikt” nie ustrzegł się drobnych mankamentów i wad. Trudno się dziwić, jak wspomniałem na początku recenzji, był debiutem. Napisałem, że bohaterowie wypadli nadzwyczaj dobrze, jednak i tu zdarzają się zgrzyty. Przede wszystkim Applejack i Rainbow Dash pokazały się gorzej na tle reszty. Nie ma w ich kreacji niczego godnego miana herezji, ale momentami czuć, że nie zostały tak dopieszczone jak inne postacie, a pewne uproszczenia mogą nie spodobać się ich fanom.</text:span></text:p>
      <text:p text:style-name="P3"><text:span text:style-name="T2">Odrobinę szkoda też, że sam początek nie wypadł tak dobrze, jak następna część opowiadania; prawdopodobnie to właśnie było przyczyną odejścia wielu potencjalnych czytelników. Tym niemniej doradzam nie zniechęcać się tym, co znaleźliśmy na starcie, dalej jest o wiele lepiej.</text:span></text:p>
      <text:p text:style-name="P3"><text:span text:style-name="T2">Największą wadą „Reliktu” pozostanie dla mnie jednak co innego, mianowicie rozłożenie postępu w wyprawie. Miejscami czekałem zdecydowanie zbyt długo, by główne wątki, nadzwyczaj interesujące, ruszyły, byśmy w końcu mogli dowiedzieć się czegoś nowego. Informacje, które autor nam podawał, były wartościowe i ciekawe, problem w tym, że czasem bywało ich za mało. No cóż… być może dzięki temu bardziej cieszyłem się, gdy wreszcie kucykom udało się dotrzeć gdzieś dalej?</text:span></text:p>
      <text:p text:style-name="P3"><text:span text:style-name="T2">Zalet jest jednak więcej niż wad, a pomimo tego, że mamy do czynienia z debiutem, mogę bez krztyny obawy polecić Wam tego fanfika, gdyż jest naprawdę dobry. Oferuje wszystko to, czego oczekujemy od dobrego opowiadania przygodowego, a nawet sporo więcej. Teraz pozostaje nam tylko czekać na to, by autor wreszcie pokazał nam następne próbki swojej twórczości.</text:span></text:p>
      <text:p text:style-name="P3"><text:span text:style-name="T2">Na końcu pozwolę sobie na mały apel – czytelnicy, gdy któryś z autorów ukończy opowiadanie, które Wam się podobało, męczcie go, by na tym nie poprzestał. Owszem, tekstów jest coraz więcej, ale dobrej literatury, nawet fandomowej, nigdy za wiele. A że Baffling też znajduje się na liście twórców z potencjałem, warto przypominać mu, że ktoś czeka na jego fanfiki. A nuż doczekamy się czegoś jeszcze lepszego?</text:span></text:p>
      <text:p text:style-name="P6"><text:s text:c="8"/><text:tab/></text:p>
      <text:p text:style-name="P1"/>
      <text:p text:style-name="P1"><text:a xlink:type="simple" xlink:href="http://alumx.deviantart.com/art/Twilight-mage-304953906" text:style-name="Internet_20_link" text:visited-style-name="Visited_20_Internet_20_Link">Art</text:a><text:a xlink:type="simple" xlink:href="http://alumx.deviantart.com/art/Twilight-mage-304953906" text:style-name="Internet_20_link" text:visited-style-name="Visited_20_Internet_20_Link"> </text:a><text:a xlink:type="simple" xlink:href="http://alumx.deviantart.com/art/Twilight-mage-304953906" text:style-name="Internet_20_link" text:visited-style-name="Visited_20_Internet_20_Link">I</text:a><text:a xlink:type="simple" xlink:href="http://alumx.deviantart.com/art/Twilight-mage-304953906" text:style-name="Internet_20_link" text:visited-style-name="Visited_20_Internet_20_Link"> </text:a><text:a xlink:type="simple" xlink:href="http://alumx.deviantart.com/art/Twilight-mage-304953906" text:style-name="Internet_20_link" text:visited-style-name="Visited_20_Internet_20_Link">źródło</text:a> <text:s text:c="2"/><text:a xlink:type="simple" xlink:href="http://fc04.deviantart.net/fs70/i/2012/149/a/b/twilight_mage_by_alumx-d51k7xu.png" text:style-name="Internet_20_link" text:visited-style-name="Visited_20_Internet_20_Link">Art</text:a><text:a xlink:type="simple" xlink:href="http://fc04.deviantart.net/fs70/i/2012/149/a/b/twilight_mage_by_alumx-d51k7xu.png" text:style-name="Internet_20_link" text:visited-style-name="Visited_20_Internet_20_Link"> </text:a><text:a xlink:type="simple" xlink:href="http://fc04.deviantart.net/fs70/i/2012/149/a/b/twilight_mage_by_alumx-d51k7xu.png" text:style-name="Internet_20_link" text:visited-style-name="Visited_20_Internet_20_Link">I</text:a></text:p>
      <text:p text:style-name="P1"/>
      <text:p text:style-name="P1"><text:a xlink:type="simple" xlink:href="http://morevespenegas.deviantart.com/art/Legends-of-the-Everfree-389781524" text:style-name="Internet_20_link" text:visited-style-name="Visited_20_Internet_20_Link">Art</text:a><text:a xlink:type="simple" xlink:href="http://morevespenegas.deviantart.com/art/Legends-of-the-Everfree-389781524" text:style-name="Internet_20_link" text:visited-style-name="Visited_20_Internet_20_Link"> </text:a><text:a xlink:type="simple" xlink:href="http://morevespenegas.deviantart.com/art/Legends-of-the-Everfree-389781524" text:style-name="Internet_20_link" text:visited-style-name="Visited_20_Internet_20_Link">II</text:a><text:a xlink:type="simple" xlink:href="http://morevespenegas.deviantart.com/art/Legends-of-the-Everfree-389781524" text:style-name="Internet_20_link" text:visited-style-name="Visited_20_Internet_20_Link"> </text:a><text:a xlink:type="simple" xlink:href="http://morevespenegas.deviantart.com/art/Legends-of-the-Everfree-389781524" text:style-name="Internet_20_link" text:visited-style-name="Visited_20_Internet_20_Link">źródło</text:a> <text:s/><text:a xlink:type="simple" xlink:href="http://th02.deviantart.net/fs70/PRE/i/2013/212/2/4/legends_of_the_everfree_by_morevespenegas-d6g2dck.png" text:style-name="Internet_20_link" text:visited-style-name="Visited_20_Internet_20_Link">Art</text:a><text:a xlink:type="simple" xlink:href="http://th02.deviantart.net/fs70/PRE/i/2013/212/2/4/legends_of_the_everfree_by_morevespenegas-d6g2dck.png" text:style-name="Internet_20_link" text:visited-style-name="Visited_20_Internet_20_Link"> </text:a><text:a xlink:type="simple" xlink:href="http://th02.deviantart.net/fs70/PRE/i/2013/212/2/4/legends_of_the_everfree_by_morevespenegas-d6g2dck.png" text:style-name="Internet_20_link" text:visited-style-name="Visited_20_Internet_20_Link">I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04T21:53:21.261000000</dc:date>
    <meta:editing-duration>PT47M31S</meta:editing-duration>
    <meta:document-statistic meta:table-count="0" meta:image-count="0" meta:object-count="0" meta:page-count="2" meta:paragraph-count="22" meta:word-count="1029" meta:character-count="6970" meta:non-whitespace-character-count="5941"/>
  </office:meta>
</office:document-meta>
</file>